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e853"/>
    </style:style>
    <style:style style:name="P2" style:family="paragraph" style:parent-style-name="Standard">
      <style:text-properties officeooo:rsid="0008e853" officeooo:paragraph-rsid="0008e853"/>
    </style:style>
    <style:style style:name="P3" style:family="paragraph" style:parent-style-name="Standard">
      <style:text-properties officeooo:rsid="000ac211" officeooo:paragraph-rsid="0008e853"/>
    </style:style>
    <style:style style:name="P4" style:family="paragraph" style:parent-style-name="Standard">
      <style:text-properties officeooo:rsid="000ac211" officeooo:paragraph-rsid="000bb097"/>
    </style:style>
    <style:style style:name="P5" style:family="paragraph" style:parent-style-name="Standard">
      <style:text-properties officeooo:rsid="000b4208" officeooo:paragraph-rsid="000b4208"/>
    </style:style>
    <style:style style:name="P6" style:family="paragraph" style:parent-style-name="Standard">
      <style:text-properties officeooo:rsid="000bb097" officeooo:paragraph-rsid="000bb097"/>
    </style:style>
    <style:style style:name="P7" style:family="paragraph" style:parent-style-name="Standard">
      <style:text-properties officeooo:paragraph-rsid="000bb097"/>
    </style:style>
    <style:style style:name="P8" style:family="paragraph" style:parent-style-name="Standard">
      <style:text-properties officeooo:rsid="000dfd64" officeooo:paragraph-rsid="000bb097"/>
    </style:style>
    <style:style style:name="P9" style:family="paragraph" style:parent-style-name="Standard">
      <style:text-properties officeooo:rsid="000dfd64" officeooo:paragraph-rsid="000dfd64"/>
    </style:style>
    <style:style style:name="P10" style:family="paragraph" style:parent-style-name="Standard">
      <style:text-properties officeooo:rsid="000e9f61" officeooo:paragraph-rsid="000e9f61"/>
    </style:style>
    <style:style style:name="T1" style:family="text">
      <style:text-properties officeooo:rsid="000ac211"/>
    </style:style>
    <style:style style:name="T2" style:family="text">
      <style:text-properties officeooo:rsid="000b4208"/>
    </style:style>
    <style:style style:name="T3" style:family="text">
      <style:text-properties officeooo:rsid="000bb097"/>
    </style:style>
    <style:style style:name="T4" style:family="text">
      <style:text-properties officeooo:rsid="000c13aa"/>
    </style:style>
    <style:style style:name="T5" style:family="text">
      <style:text-properties officeooo:rsid="000dfd64"/>
    </style:style>
    <style:style style:name="T6" style:family="text">
      <style:text-properties officeooo:rsid="00107ea2"/>
    </style:style>
    <style:style style:name="T7" style:family="text">
      <style:text-properties officeooo:rsid="0011ed5c"/>
    </style:style>
    <style:style style:name="T8" style:family="text">
      <style:text-properties officeooo:rsid="00121810"/>
    </style:style>
    <style:style style:name="T9" style:family="text">
      <style:text-properties officeooo:rsid="00130689"/>
    </style:style>
    <style:style style:name="T10" style:family="text">
      <style:text-properties style:text-position="super 58%" officeooo:rsid="00130689"/>
    </style:style>
    <style:style style:name="T11" style:family="text">
      <style:text-properties style:text-position="super 58%" style:text-underline-style="solid" style:text-underline-width="auto" style:text-underline-color="font-color" officeooo:rsid="00130689"/>
    </style:style>
    <style:style style:name="T12" style:family="text">
      <style:text-properties style:text-position="0% 100%"/>
    </style:style>
    <style:style style:name="T13" style:family="text">
      <style:text-properties style:text-underline-style="solid" style:text-underline-width="auto" style:text-underline-color="font-color" officeooo:rsid="0013068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Objectifs : </text:p>
      <text:p text:style-name="P2"/>
      <text:p text:style-name="P2">We aim in this project to put in place the first stones in building a face recognition application. <text:span text:style-name="T1">The model will take as input a picture and will compare it to all the pictures that is was fed with. If the picture is known by the model, this later will give us the name of the person figuring on it. Otherwise it will simply say that it is an unknown picture. </text:span></text:p>
      <text:p text:style-name="P3"/>
      <text:p text:style-name="P5">Hypothesis : </text:p>
      <text:p text:style-name="P5"/>
      <text:p text:style-name="P4">The pictures given to the model might be dark or of a bad quality, we will try <text:span text:style-name="T2">to do some pre-processing <text:s/>in order to enable the model to recognize(or not the person in the picture)</text:span></text:p>
      <text:p text:style-name="P6"/>
      <text:p text:style-name="P6"><text:tab/><text:span text:style-name="T4">1- </text:span>As a first step we will brighten up the <text:span text:style-name="T4">input </text:span>picture in case it has low luminosity </text:p>
      <text:p text:style-name="P7"><text:span text:style-name="T3"><text:tab/>2- Then we will try to make the picture clearer by </text:span>tak<text:span text:style-name="T5">ing</text:span> the average of all the pixels under <text:span text:style-name="T5">the <text:tab/>said</text:span> kernel area and replace the<text:span text:style-name="T5">ir</text:span> central element with this average</text:p>
      <text:p text:style-name="P7"/>
      <text:p text:style-name="P7"/>
      <text:p text:style-name="P8"/>
      <text:p text:style-name="P9">Results and conclusions :</text:p>
      <text:p text:style-name="P9"/>
      <text:p text:style-name="P10"><text:span text:style-name="T13">Regarding the 1</text:span><text:span text:style-name="T11">st</text:span><text:span text:style-name="T13"> hypothesis</text:span><text:span text:style-name="T9"> : To do </text:span>the averaging treatment we used <text:span text:style-name="T6">cv2, matplotlib and numpy libraries. The output picture was clearer but colors changes were made</text:span></text:p>
      <text:p text:style-name="P9"/>
      <text:p text:style-name="P9"><text:span text:style-name="T13">Regarding the 2</text:span><text:span text:style-name="T11">nd</text:span><text:span text:style-name="T13"> hypothesis :</text:span><text:span text:style-name="T9"> The results of o</text:span>ur attempts and the different codes we used to brighten up <text:span text:style-name="T7">the</text:span> picture <text:span text:style-name="T7">were not as expecte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1T19:32:46.070903164</meta:creation-date>
    <dc:date>2020-01-12T15:57:53.137827741</dc:date>
    <meta:editing-duration>PT8S</meta:editing-duration>
    <meta:editing-cycles>1</meta:editing-cycles>
    <meta:document-statistic meta:table-count="0" meta:image-count="0" meta:object-count="0" meta:page-count="1" meta:paragraph-count="9" meta:word-count="215" meta:character-count="1154" meta:non-whitespace-character-count="939"/>
    <meta:generator>LibreOffice/6.2.8.2$Linux_X86_64 LibreOffice_project/20$Build-2</meta:generator>
  </office:meta>
</office:document-meta>
</file>